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D8000000649ACD3868.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fill="solid" draw:fill-color="#83caff" draw:fill-image-width="0cm" draw:fill-image-height="0cm" fo:min-height="4.546cm" draw:shadow="visib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Ultrafine_20_Dashed" svg:stroke-color="#8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0.35cm"/>
    </style:style>
    <style:style style:name="gr6"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margin-top="0.42cm" fo:margin-bottom="0.35cm"/>
    </style:style>
    <style:style style:name="P2" style:family="paragraph">
      <style:paragraph-properties fo:margin-top="0.42cm" fo:margin-bottom="0.35cm"/>
      <style:text-properties fo:font-family="'DejaVu Serif'" style:font-family-generic="roman" style:font-pitch="variable" fo:font-size="14pt" style:font-size-asian="14pt" style:font-size-complex="14pt"/>
    </style:style>
    <style:style style:name="P3" style:family="paragraph">
      <style:paragraph-properties fo:text-align="center"/>
    </style:style>
    <style:style style:name="P4" style:family="paragraph">
      <style:text-properties fo:color="#800000" fo:font-family="Impact" style:font-family-generic="swiss" style:font-pitch="variable" fo:font-size="88pt" fo:text-shadow="1pt 1pt" style:font-size-asian="88pt" style:font-size-complex="88pt" style:font-relief="none"/>
    </style:style>
    <style:style style:name="T1" style:family="text">
      <style:text-properties fo:font-family="'DejaVu Serif'" style:font-family-generic="roman" style:font-pitch="variable" fo:font-size="14pt" style:font-size-asian="14pt" style:font-size-complex="14pt"/>
    </style:style>
    <style:style style:name="T2" style:family="text">
      <style:text-properties fo:font-family="'DejaVu Serif'" style:font-family-generic="roman" style:font-pitch="variable" fo:font-size="14pt" fo:font-style="italic" style:font-size-asian="14pt" style:font-style-asian="italic" style:font-size-complex="14pt" style:font-style-complex="italic"/>
    </style:style>
    <style:style style:name="T3" style:family="text">
      <style:text-properties fo:font-family="Impact" style:font-family-generic="swiss" style:font-pitch="variable"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13.507cm" svg:height="4.891cm" svg:x="10.311cm" svg:y="4.4cm">
          <draw:text-box>
            <text:p text:style-name="P1"><text:span text:style-name="T1">“</text:span><text:span text:style-name="T2">We argue that for archival purposes, XML semantics are non-trivial - i.e., (1) that the problem of XML semantics cannot be reduced to the set of all possible use cases, (2) that XML syntax and semantics differ with regard to crucial structural properties, and (3) that semantics and syntax impose independent well-formedness constraints on schemas.</text:span><text:span text:style-name="T1">” (Dombrowski &amp; Dombrowski, 2010)</text:span></text:p>
          </draw:text-box>
        </draw:frame>
        <draw:frame draw:style-name="gr2" draw:text-style-name="P3" draw:layer="layout" svg:width="7.618cm" svg:height="3.526cm" svg:x="2.2cm" svg:y="6cm">
          <draw:image xlink:href="Pictures/10000201000000D8000000649ACD3868.png" xlink:type="simple" xlink:show="embed" xlink:actuate="onLoad">
            <text:p/>
          </draw:image>
        </draw:frame>
        <draw:frame draw:style-name="gr3" draw:text-style-name="P4" draw:layer="layout" svg:width="10.4cm" svg:height="4.036cm" svg:x="9.618cm" svg:y="13cm">
          <draw:text-box>
            <text:p text:style-name="P4"><text:span text:style-name="T3">ODD ftw</text:span></text:p>
          </draw:text-box>
        </draw:frame>
        <draw:frame draw:style-name="gr4" draw:layer="layout" svg:width="5cm" svg:height="0.962cm" svg:x="5.618cm" svg:y="14.8cm">
          <draw:text-box>
            <text:p>&lt;our:slogan&gt;</text:p>
          </draw:text-box>
        </draw:frame>
        <draw:frame draw:style-name="gr5" draw:layer="layout" svg:width="5cm" svg:height="0.962cm" svg:x="19.851cm" svg:y="14.903cm">
          <draw:text-box>
            <text:p>&lt;/our:slogan&gt;</text:p>
          </draw:text-box>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ou Burnard</meta:initial-creator>
    <meta:creation-date>2013-09-27T15:27:14</meta:creation-date>
    <dc:date>2013-09-30T12:55:04</dc:date>
    <dc:creator>Lou Burnard</dc:creator>
    <meta:editing-duration>P0D</meta:editing-duration>
    <meta:editing-cycles>3</meta:editing-cycles>
    <meta:generator>LibreOffice/4.0.2.2$Linux_X86_64 LibreOffice_project/400m0$Build-2</meta:generator>
    <meta:document-statistic meta:object-count="28"/>
  </office:meta>
</office:document-meta>
</file>